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1.2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56cm" fo:min-width="3.5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1.9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0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outline1">
      <style:graphic-properties fo:min-height="8.885cm"/>
      <style:paragraph-properties style:writing-mode="lr-tb"/>
    </style:style>
    <style:style style:name="pr9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co1" style:family="table-column">
      <style:table-column-properties style:column-width="5.851cm" style:use-optimal-column-width="false"/>
    </style:style>
    <style:style style:name="co2" style:family="table-column">
      <style:table-column-properties style:column-width="10.646cm" style:use-optimal-column-width="false"/>
    </style:style>
    <style:style style:name="ro1" style:family="table-row">
      <style:table-row-properties style:row-height="1.152cm" style:use-optimal-row-height="false"/>
    </style:style>
    <style:style style:name="ro2" style:family="table-row">
      <style:table-row-properties style:row-height="1.15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44pt" style:font-size-complex="44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style:text-properties fo:font-size="26pt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36pt" style:font-size-complex="36pt"/>
    </style:style>
    <style:style style:name="P11" style:family="paragraph">
      <style:paragraph-properties fo:text-align="center"/>
      <style:text-properties fo:font-size="2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8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6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6pt" style:font-size-asian="36pt" style:font-size-complex="36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fo:font-size="26pt" style:font-size-asian="24pt" style:font-size-complex="24pt"/>
    </style:style>
    <style:style style:name="P18" style:family="paragraph">
      <loext:graphic-properties draw:fill="none" draw:fill-color="#ffffff"/>
      <style:paragraph-properties style:writing-mode="lr-tb"/>
      <style:text-properties fo:font-size="40pt" fo:font-weight="bold" style:font-size-asian="54pt" style:font-size-complex="5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2a6099" fo:font-size="36pt" style:font-size-asian="48pt" style:font-size-complex="48pt"/>
    </style:style>
    <style:style style:name="P21" style:family="paragraph">
      <style:paragraph-properties style:writing-mode="lr-tb"/>
      <style:text-properties fo:font-size="24pt" style:font-size-asian="22pt" style:font-size-complex="2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4pt" style:font-size-complex="24pt"/>
    </style:style>
    <style:style style:name="T8" style:family="text">
      <style:text-properties fo:font-size="26pt" fo:font-style="italic" style:font-size-asian="24pt" style:font-style-asian="italic" style:font-size-complex="24pt" style:font-style-complex="italic"/>
    </style:style>
    <style:style style:name="T9" style:family="text">
      <style:text-properties fo:font-size="40pt" fo:font-weight="bold" style:font-size-asian="54pt" style:font-size-complex="54pt"/>
    </style:style>
    <style:style style:name="T10" style:family="text">
      <style:text-properties fo:color="#2a6099" fo:font-size="36pt" style:font-size-asian="48pt" style:font-size-complex="48pt"/>
    </style:style>
    <style:style style:name="T11" style:family="text">
      <style:text-properties fo:font-size="24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Day 1</text:p>
          </draw:text-box>
        </draw:frame>
        <draw:frame presentation:style-name="pr2" draw:text-style-name="P2" draw:layer="layout" svg:width="23.8cm" svg:height="2.047cm" svg:x="2.032cm" svg:y="12.431cm" presentation:class="subtitle" presentation:user-transformed="true">
          <draw:text-box>
            <text:p><text:span text:style-name="T1">Variables, Strings, Simple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Variables are just placeholders</text:p>
          </draw:text-box>
        </draw:frame>
        <draw:frame draw:style-name="gr2" draw:text-style-name="P4" draw:layer="layout" svg:width="0.762cm" svg:height="1.517cm" svg:x="14.306cm" svg:y="3.646cm">
          <draw:text-box>
            <text:p><text:span text:style-name="T2">x</text:span></text:p>
          </draw:text-box>
        </draw:frame>
        <draw:custom-shape draw:style-name="gr3" draw:text-style-name="P5" draw:layer="layout" svg:width="2.032cm" svg:height="1.016cm" svg:x="15.748cm" svg:y="4.064cm">
          <text:p text:style-name="P5"/>
          <text:p text:style-name="P5"><text:line-break/><text:line-break/>Assignmen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0.762cm" svg:height="1.517cm" svg:x="18.288cm" svg:y="3.81cm">
          <draw:text-box>
            <text:p><text:span text:style-name="T2">5</text:span></text:p>
          </draw:text-box>
        </draw:frame>
        <draw:frame draw:style-name="gr4" draw:text-style-name="P6" draw:layer="layout" svg:width="5.588cm" svg:height="1.352cm" svg:x="7.112cm" svg:y="4.064cm">
          <draw:text-box>
            <text:p><text:span text:style-name="T3">x = 5</text:span></text:p>
          </draw:text-box>
        </draw:frame>
        <draw:frame draw:style-name="gr4" draw:text-style-name="P7" draw:layer="layout" svg:width="4.064cm" svg:height="1.352cm" svg:x="12.7cm" svg:y="9.652cm">
          <draw:text-box>
            <text:p><text:span text:style-name="T3">print(x)</text:span></text:p>
          </draw:text-box>
        </draw:frame>
        <draw:custom-shape draw:style-name="gr5" draw:text-style-name="P8" draw:layer="layout" svg:width="4.064cm" svg:height="3.81cm" svg:x="4.064cm" svg:y="8.382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62cm" svg:height="1.517cm" svg:x="5.588cm" svg:y="7.112cm">
          <draw:text-box>
            <text:p><text:span text:style-name="T2">x</text:span></text:p>
          </draw:text-box>
        </draw:frame>
        <draw:custom-shape draw:style-name="gr3" draw:text-style-name="P5" draw:layer="layout" svg:width="2.032cm" svg:height="1.016cm" svg:x="9.398cm" svg:y="9.652cm">
          <text:p text:style-name="P5"/>
          <text:p text:style-name="P5"><text:line-break/><text:line-break/>Rea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Numbers and Strings</text:p>
          </draw:text-box>
        </draw:frame>
        <draw:frame draw:style-name="gr6" draw:text-style-name="P10" draw:layer="layout" svg:width="6.35cm" svg:height="1.778cm" svg:x="10.868cm" svg:y="4.157cm">
          <draw:text-box>
            <text:p text:style-name="P9"><text:span text:style-name="T4">“</text:span><text:span text:style-name="T4">Hello world!”</text:span></text:p>
          </draw:text-box>
        </draw:frame>
        <draw:frame draw:style-name="gr4" draw:text-style-name="P12" draw:layer="layout" svg:width="6.858cm" svg:height="1.352cm" svg:x="4.264cm" svg:y="5.98cm">
          <draw:text-box>
            <text:p text:style-name="P11"><text:span text:style-name="T3">“ </text:span><text:span text:style-name="T3">or ‘</text:span></text:p>
          </draw:text-box>
        </draw:frame>
        <draw:custom-shape draw:style-name="gr7" draw:text-style-name="P13" draw:layer="layout" svg:width="2.794cm" svg:height="0.762cm" svg:x="9.598cm" svg:y="6.23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10.414cm" svg:height="1.352cm" svg:x="12.392cm" svg:y="5.935cm">
          <draw:text-box>
            <text:p text:style-name="P11"><text:span text:style-name="T3">Tells Python it’s text</text:span></text:p>
          </draw:text-box>
        </draw:frame>
        <draw:frame draw:style-name="gr8" draw:text-style-name="P15" draw:layer="layout" svg:width="16.764cm" svg:height="2.301cm" svg:x="6.096cm" svg:y="8.782cm">
          <draw:text-box>
            <text:p text:style-name="P14"><text:span text:style-name="T4">Text works very different from numbers!</text:span></text:p>
          </draw:text-box>
        </draw:frame>
        <draw:frame draw:style-name="gr8" draw:text-style-name="P15" draw:layer="layout" svg:width="23.114cm" svg:height="2.301cm" svg:x="3.048cm" svg:y="11.161cm">
          <draw:text-box>
            <text:p text:style-name="P14"><text:span text:style-name="T4">What’s the difference between 1 and 1.0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Pizza time!</text:p>
          </draw:text-box>
        </draw:frame>
        <draw:frame presentation:style-name="pr8" draw:text-style-name="P1" draw:layer="layout" svg:width="24cm" svg:height="9.135cm" svg:x="2cm" svg:y="4.5cm" presentation:class="outline">
          <draw:text-box>
            <text:list text:style-name="L3">
              <text:list-item>
                <text:p>Build a Pizza calculator script</text:p>
              </text:list-item>
              <text:list-item>
                <text:p>Use variables for all numbers</text:p>
              </text:list-item>
              <text:list-item>
                <text:p>For a Pizza of Radius <text:span text:style-name="T5">z </text:span><text:span text:style-name="T6">and height </text:span><text:span text:style-name="T5">a:</text:span><text:span text:style-name="T5"><text:line-break/></text:span><text:span text:style-name="T5">V = Pi * z * z * a</text:span></text:p>
              </text:list-item>
              <text:list-item>
                <text:p>Pi = 22/7 (plenty close) or 3.14 (close enoug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Whitespace</text:p>
          </draw:text-box>
        </draw:frame>
        <draw:frame presentation:style-name="pr9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Use empty lines to section your script</text:p>
              </text:list-item>
              <text:list-item>
                <text:p>Avoid empty space where it doesn’t belong</text:p>
              </text:list-item>
              <text:list-item>
                <text:p>Especially avoid it at the beginning of lines<text:line-break/>(more lat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mments</text:p>
          </draw:text-box>
        </draw:frame>
        <draw:frame presentation:style-name="pr9" draw:text-style-name="P17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7">One-line comments are started with </text:span><text:span text:style-name="T8">#</text:span><text:span text:style-name="T7">,</text:span><text:span text:style-name="T7"><text:line-break/></text:span><text:span text:style-name="T7">end with line</text:span></text:p>
              </text:list-item>
              <text:list-item>
                <text:p><text:span text:style-name="T7">Multi-line commands start and end with </text:span><text:span text:style-name="T8">“””</text:span></text:p>
              </text:list-item>
              <text:list-item>
                <text:p><text:span text:style-name="T7">Later you explain yourself the script</text:span></text:p>
              </text:list-item>
              <text:list-item>
                <text:p><text:span text:style-name="T7">Can also section th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Add some nice toppings</text:p>
          </draw:text-box>
        </draw:frame>
        <draw:frame presentation:style-name="pr9" draw:text-style-name="P17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7">Properly comment and section your Pizza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String slicing</text:p>
          </draw:text-box>
        </draw:frame>
        <draw:frame draw:style-name="gr9" draw:text-style-name="P18" draw:layer="layout" svg:width="16.764cm" svg:height="3.401cm" svg:x="2.032cm" svg:y="5.489cm">
          <draw:text-box>
            <text:p><text:span text:style-name="T9">“ </text:span><text:span text:style-name="T9">H e l l o <text:s text:c="2"/>w o r l d ”</text:span><text:span text:style-name="T9"><text:line-break/></text:span><text:span text:style-name="T9"> <text:s text:c="2"/>0 1 2 3 4 <text:s/>6 7 8 9 10</text:span></text:p>
          </draw:text-box>
        </draw:frame>
        <draw:line draw:style-name="gr10" draw:text-style-name="P19" draw:layer="layout" svg:x1="9.244cm" svg:y1="10.06cm" svg:x2="9.244cm" svg:y2="4.98cm">
          <text:p/>
        </draw:line>
        <draw:frame draw:style-name="gr11" draw:text-style-name="P20" draw:layer="layout" svg:width="4.826cm" svg:height="1.673cm" svg:x="3.81cm" svg:y="9.144cm">
          <draw:text-box>
            <text:p text:style-name="P13"><text:span text:style-name="T10">[0:5]</text:span></text:p>
          </draw:text-box>
        </draw:frame>
        <draw:frame draw:style-name="gr11" draw:text-style-name="P20" draw:layer="layout" svg:width="4.826cm" svg:height="1.673cm" svg:x="10.16cm" svg:y="9.144cm">
          <draw:text-box>
            <text:p text:style-name="P13"><text:span text:style-name="T10">[6:11]</text:span></text:p>
          </draw:text-box>
        </draw:frame>
        <draw:frame draw:style-name="gr11" draw:text-style-name="P20" draw:layer="layout" svg:width="4.826cm" svg:height="1.673cm" svg:x="6.858cm" svg:y="10.414cm">
          <draw:text-box>
            <text:p text:style-name="P13"><text:span text:style-name="T10">[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Functions and methods</text:p>
          </draw:text-box>
        </draw:frame>
        <draw:frame presentation:style-name="pr9" draw:text-style-name="P1" draw:layer="layout" svg:width="24cm" svg:height="9.135cm" svg:x="2cm" svg:y="4.5cm" presentation:class="outline" presentation:user-transformed="true">
          <draw:text-box>
            <text:p>do(x) : <text:span text:style-name="T5">do</text:span> is a function</text:p>
            <text:p>x.do() : <text:span text:style-name="T5">do</text:span> is a method</text:p>
            <text:p/>
            <text:p>You’ll learn the difference later.</text:p>
            <text:p>For now just remember which to use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orld: “Hello you!”</text:p>
          </draw:text-box>
        </draw:frame>
        <draw:frame presentation:style-name="pr9" draw:text-style-name="P2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1">Write a nice greeter program to say hello to you.</text:span></text:p>
              </text:list-item>
              <text:list-item>
                <text:p><text:span text:style-name="T11">Use the input() and print() functions</text:span><text:span text:style-name="T11"><text:line-break/></text:span><text:span text:style-name="T11">along with f-Str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What’s my name?</text:p>
          </draw:text-box>
        </draw:frame>
        <draw:frame presentation:style-name="pr9" draw:text-style-name="P2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1">Slice and dice your name to make some</text:span></text:p>
                <text:p><text:span text:style-name="T11">funny creations.</text:span></text:p>
              </text:list-item>
              <text:list-item>
                <text:p><text:span text:style-name="T11">Be creative! 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For your string needs</text:p>
          </draw:text-box>
        </draw:frame>
        <draw:frame draw:style-name="standard" draw:layer="layout" svg:width="16.496cm" svg:height="6.915cm" svg:x="3.41cm" svg:y="4.1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.strip()</text:p>
              </table:table-cell>
              <table:table-cell>
                <text:p>Remove whitespace at ends</text:p>
              </table:table-cell>
            </table:table-row>
            <table:table-row table:style-name="ro1" table:default-cell-style-name="gray2">
              <table:table-cell>
                <text:p>.replace(old, new)</text:p>
              </table:table-cell>
              <table:table-cell>
                <text:p>Replaces “old” with “new”</text:p>
              </table:table-cell>
            </table:table-row>
            <table:table-row table:style-name="ro1" table:default-cell-style-name="gray1">
              <table:table-cell>
                <text:p>.capitalize()</text:p>
              </table:table-cell>
              <table:table-cell>
                <text:p>Like so</text:p>
              </table:table-cell>
            </table:table-row>
            <table:table-row table:style-name="ro1" table:default-cell-style-name="gray2">
              <table:table-cell>
                <text:p>.lower()</text:p>
              </table:table-cell>
              <table:table-cell>
                <text:p>like so</text:p>
              </table:table-cell>
            </table:table-row>
            <table:table-row table:style-name="ro2" table:default-cell-style-name="gray1">
              <table:table-cell>
                <text:p>.title()</text:p>
              </table:table-cell>
              <table:table-cell>
                <text:p>Like So</text:p>
              </table:table-cell>
            </table:table-row>
            <table:table-row table:style-name="ro2" table:default-cell-style-name="gray2">
              <table:table-cell>
                <text:p>.upper()</text:p>
              </table:table-cell>
              <table:table-cell>
                <text:p>LIKE S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4.898cm" svg:x="2cm" svg:y="4.5cm" presentation:class="outline" presentation:user-transformed="true">
          <draw:text-box>
            <text:list text:style-name="L3">
              <text:list-header>
                <text:p>1. Replacing within a string: </text:p>
                <text:list>
                  <text:list-item>
                    <text:p>Create string with words separated by commas (,)</text:p>
                  </text:list-item>
                  <text:list-item>
                    <text:p>Replace the commas with spaces</text:p>
                  </text:list-item>
                  <text:list-item>
                    <text:p>Print out resulting string</text:p>
                  </text:list-item>
                </text:list>
              </text:list-header>
            </text:list>
          </draw:text-box>
        </draw:frame>
        <draw:frame presentation:style-name="pr8" draw:text-style-name="P1" draw:layer="layout" svg:width="24cm" svg:height="4.898cm" svg:x="2.162cm" svg:y="9.834cm" presentation:class="outline" presentation:user-transformed="true">
          <draw:text-box>
            <text:list text:style-name="L3">
              <text:list-header>
                <text:p>2. Write a greeter program: </text:p>
                <text:list>
                  <text:list-item>
                    <text:p>Says hello, then asks for your name</text:p>
                  </text:list-item>
                  <text:list-item>
                    <text:p>User inputs the name</text:p>
                  </text:list-item>
                  <text:list-item>
                    <text:p>Prints a greeting with the nam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7T16:32:32.121786564</meta:creation-date>
    <meta:editing-duration>PT20H52S</meta:editing-duration>
    <meta:editing-cycles>39</meta:editing-cycles>
    <meta:generator>LibreOffice/6.4.7.2$Linux_X86_64 LibreOffice_project/40$Build-2</meta:generator>
    <dc:title>Impress</dc:title>
    <dc:date>2022-02-23T14:07:11.622744839</dc:date>
    <dc:creator>Yin Hsieh</dc:creator>
    <meta:document-statistic meta:object-count="103"/>
    <meta:template xlink:type="simple" xlink:actuate="onRequest" xlink:title="Impress" xlink:href="../../../../../../../usr/lib/libreoffice/share/template/common/presnt/Impress.otp" meta:date="2020-02-17T16:32:31.639472071"/>
  </office:meta>
</office:document-meta>
</file>